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9.59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ogo gemalt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ng</text:p>
          </table:table-cell>
          <table:table-cell table:number-columns-repeated="12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49" calcext:value-type="float">
            <text:p>49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42" calcext:value-type="float">
            <text:p>42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 style:data-style-name="N2" text:time-value="14:19:59.4862382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4-24T14:23:22.512984282</dc:date>
    <meta:editing-duration>PT33M43S</meta:editing-duration>
    <meta:editing-cycles>35</meta:editing-cycles>
    <meta:generator>LibreOffice/4.2.7.2$Linux_X86_64 LibreOffice_project/420m0$Build-2</meta:generator>
    <meta:document-statistic meta:table-count="1" meta:cell-count="66" meta:object-count="0"/>
  </office:meta>
</office:document-meta>
</file>